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>
      <style:text-properties officeooo:rsid="000a97c9" officeooo:paragraph-rsid="00154490"/>
    </style:style>
    <style:style style:name="P3" style:family="paragraph" style:parent-style-name="Standard" style:list-style-name="Numbering_20_123">
      <style:text-properties officeooo:paragraph-rsid="0015449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style:style style:name="T5" style:family="text">
      <style:text-properties officeooo:rsid="00154d24"/>
    </style:style>
    <style:style style:name="T6" style:family="text">
      <style:text-properties officeooo:rsid="00186f36"/>
    </style:style>
    <style:style style:name="T7" style:family="text">
      <style:text-properties officeooo:rsid="001a3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2">${For $value:“data“, <text:span text:style-name="T2">$</text:span>as:“person“, <text:span text:style-name="T3">list</text:span><text:span text:style-name="T7">I</text:span><text:span text:style-name="T3">tem:</text:span><text:span text:style-name="T5">1</text:span>}</text:p>
      <text:list text:style-name="Numbering_20_123">
        <text:list-item>
          <text:p text:style-name="P3"><text:span text:style-name="T3">${</text:span><text:span text:style-name="T6">Counter</text:span><text:span text:style-name="T3">} ${</text:span><text:span text:style-name="T4">$</text:span><text:span text:style-name="T3">person.firstName} ${</text:span><text:span text:style-name="T4">$</text:span><text:span text:style-name="T3">person.lastName}</text:span>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6:32.084000000</dc:date>
    <meta:editing-duration>PT25M59S</meta:editing-duration>
    <meta:editing-cycles>1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40" meta:non-whitespace-character-count="314"/>
  </office:meta>
</office:document-meta>
</file>